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9b088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9b088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9a3280" officeooo:paragraph-rsid="009a3280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273f2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803614" officeooo:paragraph-rsid="002baf75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5c4d4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19855" officeooo:paragraph-rsid="009198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85dfad" officeooo:paragraph-rsid="008314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95c4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venir Next" fo:font-size="12pt" fo:font-weight="bold" officeooo:rsid="00113da3" officeooo:paragraph-rsid="001f3658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venir Next" fo:font-size="12pt" officeooo:rsid="00113da3" officeooo:paragraph-rsid="001f365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f365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2273f2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29a49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1f3658"/>
    </style:style>
    <style:style style:name="P24" style:family="paragraph" style:parent-style-name="Standard">
      <style:paragraph-properties fo:text-align="start" style:justify-single-word="false"/>
      <style:text-properties officeooo:paragraph-rsid="002273f2"/>
    </style:style>
    <style:style style:name="P25" style:family="paragraph" style:parent-style-name="Standard">
      <style:paragraph-properties fo:text-align="start" style:justify-single-word="false"/>
      <style:text-properties officeooo:paragraph-rsid="009b0888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2273f2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9b0888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2baf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95c4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b088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6c843" officeooo:paragraph-rsid="009b0888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venir Next" fo:font-size="12pt" fo:font-style="normal" style:text-underline-style="none" fo:font-weight="bold" officeooo:rsid="004696c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Avenir Next" fo:font-size="12pt" fo:font-style="normal" style:text-underline-style="none" fo:font-weight="bold" officeooo:rsid="008fdae2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venir Next" fo:font-size="12pt" fo:font-style="normal" style:text-underline-style="none" fo:font-weight="bold" officeooo:rsid="0093ee6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venir Next" fo:font-size="12pt" fo:font-style="normal" style:text-underline-style="none" fo:font-weight="bold" officeooo:rsid="0095c4d4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venir Next" fo:font-size="12pt" fo:font-style="normal" style:text-underline-style="none" fo:font-weight="normal" officeooo:rsid="0026c8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venir Next" fo:font-size="12pt" fo:font-style="normal" style:text-underline-style="none" fo:font-weight="normal" officeooo:rsid="0095c4d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venir Next" fo:font-size="12pt" fo:font-style="normal" style:text-underline-style="none" fo:font-weight="normal" officeooo:rsid="00214f9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venir Next" fo:font-size="12pt" fo:font-style="normal" style:text-underline-style="none" fo:font-weight="normal" officeooo:rsid="009b088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enir Next" fo:font-size="12pt" fo:font-style="normal" style:text-underline-style="solid" style:text-underline-width="auto" style:text-underline-color="font-color" fo:font-weight="bold" officeooo:rsid="00919855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Avenir Next" fo:font-size="12pt" fo:font-style="normal" style:text-underline-style="solid" style:text-underline-width="auto" style:text-underline-color="font-color" fo:font-weight="bold" officeooo:rsid="001f3658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Avenir Next" style:text-underline-style="solid" style:text-underline-width="auto" style:text-underline-color="font-color" fo:font-weight="bold" officeooo:rsid="0025e743" style:font-weight-asian="bold" style:font-weight-complex="bold"/>
    </style:style>
    <style:style style:name="T13" style:family="text">
      <style:text-properties style:font-name="Avenir Next" style:text-underline-style="solid" style:text-underline-width="auto" style:text-underline-color="font-color" fo:font-weight="bold" officeooo:rsid="002f3515" style:font-weight-asian="bold" style:font-weight-complex="bold"/>
    </style:style>
    <style:style style:name="T14" style:family="text">
      <style:text-properties style:font-name="Avenir Next" fo:font-style="normal" style:text-underline-style="none" fo:font-weight="normal" officeooo:rsid="00214f9f" style:font-style-asian="normal" style:font-weight-asian="normal" style:font-style-complex="normal" style:font-weight-complex="normal"/>
    </style:style>
    <style:style style:name="T15" style:family="text">
      <style:text-properties style:font-name="Avenir Next" fo:font-style="normal" style:text-underline-style="none" fo:font-weight="normal" officeooo:rsid="004bc1d0" style:font-style-asian="normal" style:font-weight-asian="normal" style:font-style-complex="normal" style:font-weight-complex="normal"/>
    </style:style>
    <style:style style:name="T16" style:family="text">
      <style:text-properties style:font-name="Avenir Next" fo:font-style="normal" style:text-underline-style="none" fo:font-weight="normal" officeooo:rsid="004beea9" style:font-style-asian="normal" style:font-weight-asian="normal" style:font-style-complex="normal" style:font-weight-complex="normal"/>
    </style:style>
    <style:style style:name="T17" style:family="text">
      <style:text-properties style:font-name="Avenir Next" fo:font-style="normal" style:text-underline-style="none" fo:font-weight="normal" officeooo:rsid="008fdae2" style:font-style-asian="normal" style:font-weight-asian="normal" style:font-style-complex="normal" style:font-weight-complex="normal"/>
    </style:style>
    <style:style style:name="T18" style:family="text">
      <style:text-properties officeooo:rsid="008fdae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5c4d4" style:font-weight-asian="normal" style:font-weight-complex="normal"/>
    </style:style>
    <style:style style:name="T21" style:family="text">
      <style:text-properties fo:font-weight="normal" officeooo:rsid="0097291d" style:font-weight-asian="normal" style:font-weight-complex="normal"/>
    </style:style>
    <style:style style:name="T22" style:family="text">
      <style:text-properties fo:font-weight="normal" officeooo:rsid="009909dd" style:font-weight-asian="normal" style:font-weight-complex="normal"/>
    </style:style>
    <style:style style:name="T23" style:family="text">
      <style:text-properties fo:font-weight="normal" officeooo:rsid="009c3fdc" style:font-weight-asian="normal" style:font-weight-complex="normal"/>
    </style:style>
    <style:style style:name="T24" style:family="text">
      <style:text-properties officeooo:rsid="009909dd"/>
    </style:style>
    <style:style style:name="T25" style:family="text">
      <style:text-properties officeooo:rsid="009c11ab"/>
    </style:style>
    <style:style style:name="T26" style:family="text">
      <style:text-properties officeooo:rsid="009c3f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iri Chow (#40003396)</text:p>
      <text:p text:style-name="P14">COMP 479</text:p>
      <text:p text:style-name="P14">Fall ‘20</text:p>
      <text:p text:style-name="P15"/>
      <text:p text:style-name="P16">Project #<text:span text:style-name="T18">3</text:span></text:p>
      <text:p text:style-name="P17"/>
      <text:p text:style-name="P1">Using Python3</text:p>
      <text:p text:style-name="P19">Yellow Highlight: Issue with running.</text:p>
      <text:p text:style-name="P20">Green Highlight: Given names for outputs/inputs.</text:p>
      <text:p text:style-name="P1"/>
      <text:p text:style-name="P23"><text:span text:style-name="T10">Subproject #1</text:span><text:span text:style-name="T11">:</text:span></text:p>
      <text:p text:style-name="P10"/>
      <text:p text:style-name="P21"><text:span text:style-name="T12">Sorting </text:span><text:span text:style-name="T13">&amp; Building an Index</text:span></text:p>
      <text:p text:style-name="P18"/>
      <text:p text:style-name="P4">Tested Commands</text:p>
      <text:list xml:id="list1836186326" text:style-name="L1">
        <text:list-item>
          <text:p text:style-name="P26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26"><text:span text:style-name="T4">Running –&gt; </text:span><text:span text:style-name="T1">build_index(args.input_file,args.output_file)</text:span></text:p>
        </text:list-item>
      </text:list>
      <text:p text:style-name="P2">============================================================</text:p>
      <text:p text:style-name="P22"><text:span text:style-name="T14">- Input: </text:span><text:span text:style-name="T15">Lists of Tokens</text:span><text:span text:style-name="T16"> </text:span><text:span text:style-name="T15"><text:s/>[ID, Token] </text:span><text:span text:style-name="T17">(In this case of the entire REUTERS collection)</text:span></text:p>
      <text:p text:style-name="P24"><text:span text:style-name="T6">- Output: </text:span><text:span text:style-name="T7">Sorted individual Blocks</text:span></text:p>
      <text:p text:style-name="P13">============================================================</text:p>
      <text:p text:style-name="P7"/>
      <text:p text:style-name="P8">os.chdir(os.getcwd() + "/BLOCKS")<text:span text:style-name="T19">: </text:span><text:span text:style-name="T20">The Block will be stored in this folder to not clutter up the root folder.</text:span></text:p>
      <text:p text:style-name="P28"/>
      <text:p text:style-name="P12">- The tokens are read line by line and parse to retrieve the docID then the term.</text:p>
      <text:p text:style-name="P12">- If the term exists already in the dictionary, we have now to check if the current docID is already in the list of docIDs.</text:p>
      <text:p text:style-name="P12"><text:tab/>&gt; If that docID is a duplicate, it is ignored.</text:p>
      <text:p text:style-name="P12"><text:tab/>&gt; Else, we will append it to the list.</text:p>
      <text:p text:style-name="P9"><text:span text:style-name="T19">- If the term doesn’t exist </text:span><text:span text:style-name="T21">in the dictionary</text:span><text:span text:style-name="T19">, we just add it to the dictionary as a key. The value is a list version of the docID.</text:span></text:p>
      <text:p text:style-name="P12"/>
      <text:p text:style-name="P9"><text:span text:style-name="T19">- </text:span>len(current_dictionary) == 500<text:span text:style-name="T19">: </text:span><text:span text:style-name="T22">After the # of keys in the dictionary reaches 500, we need to sort the dictionary by iterating through it and creating a sorted dictionary done as so: </text:span><text:span text:style-name="T24">sorted_dictionary = collections.OrderedDict(sorted(current_dictionary.items()))</text:span></text:p>
      <text:p text:style-name="P12">- <text:span text:style-name="T24">This sorted_dictionary is then dumped into a file with the name “BLOCK” + block_counter.</text:span></text:p>
      <text:p text:style-name="P12">- <text:span text:style-name="T24">After this block has been created, the current_dictionary is clear and the block_counter goes up by one.</text:span></text:p>
      <text:p text:style-name="P12"/>
      <text:p text:style-name="P12"/>
      <text:p text:style-name="P12"/>
      <text:p text:style-name="P6"><text:soft-page-break/>Merging the Blocks <text:span text:style-name="T25">and creating the final index</text:span></text:p>
      <text:p text:style-name="P11"/>
      <text:p text:style-name="P5">Tested Commands</text:p>
      <text:list xml:id="list220860797298389" text:continue-numbering="true" text:style-name="L1">
        <text:list-item>
          <text:p text:style-name="P27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32">Running –&gt; create_final_index()</text:p>
        </text:list-item>
      </text:list>
      <text:p text:style-name="P3">============================================================</text:p>
      <text:p text:style-name="P25"><text:span text:style-name="T8">- Input: </text:span><text:span text:style-name="T9">Block files</text:span></text:p>
      <text:p text:style-name="P31">- Output: </text:p>
      <text:p text:style-name="P30">============================================================</text:p>
      <text:p text:style-name="P30"/>
      <text:p text:style-name="P33">files = os.listdir(os.getcwd()):<text:span text:style-name="T19"> </text:span><text:span text:style-name="T23">Used to account the # of blocks in the directory.</text:span></text:p>
      <text:p text:style-name="P33"><text:span text:style-name="T26">current_dictionary = dict(current_dictionary, **data): </text:span><text:span text:style-name="T23">Data is a keyword parameter which is a JSON dictionary object that is passed to the current_dictonary and appended. For each block that is open, this is what will happen. In the end, current_dictionary will consists of all the terms from blocks.</text:span></text:p>
      <text:p text:style-name="P33"><text:span text:style-name="T23">- This has to be sorted once again before the final merging can be don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0T22:08:59.246564775</dc:date>
    <meta:editing-duration>PT18H20M53S</meta:editing-duration>
    <meta:editing-cycles>110</meta:editing-cycles>
    <meta:generator>LibreOffice/7.0.2.2$MacOSX_X86_64 LibreOffice_project/8349ace3c3162073abd90d81fd06dcfb6b36b994</meta:generator>
    <meta:document-statistic meta:table-count="0" meta:image-count="0" meta:object-count="0" meta:page-count="2" meta:paragraph-count="36" meta:word-count="338" meta:character-count="2267" meta:non-whitespace-character-count="1963"/>
  </office:meta>
</office:document-meta>
</file>